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728b" officeooo:paragraph-rsid="001c728b" style:font-weight-asian="bold" style:font-weight-complex="bold"/>
    </style:style>
    <style:style style:name="P2" style:family="paragraph" style:parent-style-name="Standard">
      <style:text-properties officeooo:rsid="001c728b" officeooo:paragraph-rsid="001c728b"/>
    </style:style>
    <style:style style:name="P3" style:family="paragraph" style:parent-style-name="Standard">
      <style:text-properties officeooo:rsid="001c728b" officeooo:paragraph-rsid="001c728b"/>
    </style:style>
    <style:style style:name="P4" style:family="paragraph" style:parent-style-name="Standard">
      <style:text-properties fo:font-weight="bold" officeooo:rsid="001c728b" officeooo:paragraph-rsid="001c728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#list documentRoot.protocollo as prot]</text:p>
      <text:p text:style-name="P2"><text:span text:style-name="T1">N. ${prot.numero}</text:span> del ${prot.data} ${prot.origine}</text:p>
      <text:p text:style-name="P2">Oggetto: ${prot.oggetto}</text:p>
      <text:p text:style-name="P2">[#if prot.corrispondenti?hasContent]</text:p>
      <text:p text:style-name="P2">Corrispondente: <text:s/>${prot.corrispondenti}</text:p>
      <text:p text:style-name="P2">[/#if]</text:p>
      <text:p text:style-name="P2">[#if prot.allegati?hasContent]</text:p>
      <text:p text:style-name="P2">Allegato: ${prot.allegati}</text:p>
      <text:p text:style-name="P2">[/#if]</text:p>
      <text:p text:style-name="P2">[#if prot.utenteAnnullamento?hasContent]</text:p>
      <text:p text:style-name="P1">Annullato da ${prot.utenteAnnullamento} in data ${prot.dataModifica}</text:p>
      <text:p text:style-name="P2">[#else]</text:p>
      <text:p text:style-name="P2">STORICO MODIFICHE</text:p>
      <text:p text:style-name="P1">Creato da ${(prot.primaVersione.creatoDa)} in data ${(prot.primaVersione.inData)}</text:p>
      <text:p text:style-name="P2">Modalità: ${prot.origine}</text:p>
      <text:p text:style-name="P2">Oggetto: [#if (prot.primaVersione.oggetto)??]${(prot.primaVersione.oggetto)}[/#if]</text:p>
      <text:p text:style-name="P2">[#list (prot.primaVersione.corrispondenti.corrispondente) as corr]</text:p>
      <text:p text:style-name="P2">Corrispondente: ${corr}</text:p>
      <text:p text:style-name="P2">[/#list]</text:p>
      <text:p text:style-name="P2">[#list prot.modifiche.modifica as mod]</text:p>
      <text:p text:style-name="P2">Modificato da: ${mod.modificatoDa} in data ${mod.inData}</text:p>
      <text:p text:style-name="P2">[#if mod.oggetto??]Oggetto: ${mod.oggetto}[/#if]</text:p>
      <text:p text:style-name="P2">[#if mod.destinatari?hasContent]</text:p>
      <text:p text:style-name="P2">Corrispondenti:</text:p>
      <text:p text:style-name="P2">[#list mod.destinatari as dest]</text:p>
      <text:p text:style-name="P2">${dest}</text:p>
      <text:p text:style-name="P2">[/#list]</text:p>
      <text:p text:style-name="P2">[/#if]</text:p>
      <text:p text:style-name="P2">[#if mod.allegati?hasContent]</text:p>
      <text:p text:style-name="P2">Allegati:</text:p>
      <text:p text:style-name="P2">[#list mod.allegati as alleg]</text:p>
      <text:p text:style-name="P2">${alleg}</text:p>
      <text:p text:style-name="P2">[/#list]</text:p>
      <text:p text:style-name="P2">[/#if]</text:p>
      <text:p text:style-name="P2">[/#list]</text:p>
      <text:p text:style-name="P2">[/#if]</text:p>
      <text:p text:style-name="Horizontal_20_Line"/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5:58:24.575680193</meta:creation-date>
    <dc:date>2019-09-30T15:33:06.840001865</dc:date>
    <meta:editing-duration>P4DT3H26M58S</meta:editing-duration>
    <meta:editing-cycles>15</meta:editing-cycles>
    <meta:generator>LibreOffice/5.4.4.2$MacOSX_X86_64 LibreOffice_project/2524958677847fb3bb44820e40380acbe820f960</meta:generator>
    <meta:document-statistic meta:table-count="0" meta:image-count="0" meta:object-count="0" meta:page-count="1" meta:paragraph-count="37" meta:word-count="86" meta:character-count="1025" meta:non-whitespace-character-count="975"/>
  </office:meta>
</office:document-meta>
</file>